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66pt"/>
    </style:style>
    <style:style style:name="co2" style:family="table-column">
      <style:table-column-properties fo:break-before="auto" style:column-width="150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0m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acket/s</text:p>
          </table:table-cell>
          <table:table-cell/>
        </table:table-row>
        <table:table-row table:style-name="ro1">
          <table:table-cell office:value-type="string" calcext:value-type="string">
            <text:p>1486763006 -44.229119123688</text:p>
          </table:table-cell>
          <table:table-cell table:formula="of:=RIGHT([.A2];LEN([.A2])-(FIND(&quot; &quot;;[.A2];1)))" office:value-type="string" office:string-value="-44.229119123688" calcext:value-type="string">
            <text:p>-44.229119123688</text:p>
          </table:table-cell>
          <table:table-cell table:formula="of:=RIGHT([.D2];LEN([.D2])-(FIND(&quot; &quot;;[.D2];1)))" office:value-type="string" office:string-value="1139" calcext:value-type="string">
            <text:p>1139</text:p>
          </table:table-cell>
          <table:table-cell office:value-type="string" calcext:value-type="string">
            <text:p>1486763006 1139</text:p>
          </table:table-cell>
        </table:table-row>
        <table:table-row table:style-name="ro1">
          <table:table-cell office:value-type="string" calcext:value-type="string">
            <text:p>1486763007 -43.800192122959</text:p>
          </table:table-cell>
          <table:table-cell table:formula="of:=RIGHT([.A3];LEN([.A3])-(FIND(&quot; &quot;;[.A3];1)))" office:value-type="string" office:string-value="-43.800192122959" calcext:value-type="string">
            <text:p>-43.800192122959</text:p>
          </table:table-cell>
          <table:table-cell table:formula="of:=RIGHT([.D3];LEN([.D3])-(FIND(&quot; &quot;;[.D3];1)))" office:value-type="string" office:string-value="875" calcext:value-type="string">
            <text:p>875</text:p>
          </table:table-cell>
          <table:table-cell office:value-type="string" calcext:value-type="string">
            <text:p>1486763007 875</text:p>
          </table:table-cell>
        </table:table-row>
        <table:table-row table:style-name="ro1">
          <table:table-cell office:value-type="string" calcext:value-type="string">
            <text:p>1486763008 -46.304671968191</text:p>
          </table:table-cell>
          <table:table-cell table:formula="of:=RIGHT([.A4];LEN([.A4])-(FIND(&quot; &quot;;[.A4];1)))" office:value-type="string" office:string-value="-46.304671968191" calcext:value-type="string">
            <text:p>-46.304671968191</text:p>
          </table:table-cell>
          <table:table-cell table:formula="of:=RIGHT([.D4];LEN([.D4])-(FIND(&quot; &quot;;[.D4];1)))" office:value-type="string" office:string-value="1081" calcext:value-type="string">
            <text:p>1081</text:p>
          </table:table-cell>
          <table:table-cell office:value-type="string" calcext:value-type="string">
            <text:p>1486763008 1081</text:p>
          </table:table-cell>
        </table:table-row>
        <table:table-row table:style-name="ro1">
          <table:table-cell office:value-type="string" calcext:value-type="string">
            <text:p>1486763009 -45.883069427527</text:p>
          </table:table-cell>
          <table:table-cell table:formula="of:=RIGHT([.A5];LEN([.A5])-(FIND(&quot; &quot;;[.A5];1)))" office:value-type="string" office:string-value="-45.883069427527" calcext:value-type="string">
            <text:p>-45.883069427527</text:p>
          </table:table-cell>
          <table:table-cell table:formula="of:=RIGHT([.D5];LEN([.D5])-(FIND(&quot; &quot;;[.D5];1)))" office:value-type="string" office:string-value="1631" calcext:value-type="string">
            <text:p>1631</text:p>
          </table:table-cell>
          <table:table-cell office:value-type="string" calcext:value-type="string">
            <text:p>1486763009 1631</text:p>
          </table:table-cell>
        </table:table-row>
        <table:table-row table:style-name="ro1">
          <table:table-cell office:value-type="string" calcext:value-type="string">
            <text:p>1486763010 -42.816894018888</text:p>
          </table:table-cell>
          <table:table-cell table:formula="of:=RIGHT([.A6];LEN([.A6])-(FIND(&quot; &quot;;[.A6];1)))" office:value-type="string" office:string-value="-42.816894018888" calcext:value-type="string">
            <text:p>-42.816894018888</text:p>
          </table:table-cell>
          <table:table-cell table:formula="of:=RIGHT([.D6];LEN([.D6])-(FIND(&quot; &quot;;[.D6];1)))" office:value-type="string" office:string-value="1787" calcext:value-type="string">
            <text:p>1787</text:p>
          </table:table-cell>
          <table:table-cell office:value-type="string" calcext:value-type="string">
            <text:p>1486763010 1787</text:p>
          </table:table-cell>
        </table:table-row>
        <table:table-row table:style-name="ro1">
          <table:table-cell office:value-type="string" calcext:value-type="string">
            <text:p>1486763011 -44.695890410959</text:p>
          </table:table-cell>
          <table:table-cell table:formula="of:=RIGHT([.A7];LEN([.A7])-(FIND(&quot; &quot;;[.A7];1)))" office:value-type="string" office:string-value="-44.695890410959" calcext:value-type="string">
            <text:p>-44.695890410959</text:p>
          </table:table-cell>
          <table:table-cell table:formula="of:=RIGHT([.D7];LEN([.D7])-(FIND(&quot; &quot;;[.D7];1)))" office:value-type="string" office:string-value="1465" calcext:value-type="string">
            <text:p>1465</text:p>
          </table:table-cell>
          <table:table-cell office:value-type="string" calcext:value-type="string">
            <text:p>1486763011 1465</text:p>
          </table:table-cell>
        </table:table-row>
        <table:table-row table:style-name="ro1">
          <table:table-cell office:value-type="string" calcext:value-type="string">
            <text:p>1486763012 -41.635748792271</text:p>
          </table:table-cell>
          <table:table-cell table:formula="of:=RIGHT([.A8];LEN([.A8])-(FIND(&quot; &quot;;[.A8];1)))" office:value-type="string" office:string-value="-41.635748792271" calcext:value-type="string">
            <text:p>-41.635748792271</text:p>
          </table:table-cell>
          <table:table-cell table:formula="of:=RIGHT([.D8];LEN([.D8])-(FIND(&quot; &quot;;[.D8];1)))" office:value-type="string" office:string-value="649" calcext:value-type="string">
            <text:p>649</text:p>
          </table:table-cell>
          <table:table-cell office:value-type="string" calcext:value-type="string">
            <text:p>1486763012 649</text:p>
          </table:table-cell>
        </table:table-row>
        <table:table-row table:style-name="ro1">
          <table:table-cell office:value-type="string" calcext:value-type="string">
            <text:p>1486763013 -45.140382317802</text:p>
          </table:table-cell>
          <table:table-cell table:formula="of:=RIGHT([.A9];LEN([.A9])-(FIND(&quot; &quot;;[.A9];1)))" office:value-type="string" office:string-value="-45.140382317802" calcext:value-type="string">
            <text:p>-45.140382317802</text:p>
          </table:table-cell>
          <table:table-cell table:formula="of:=RIGHT([.D9];LEN([.D9])-(FIND(&quot; &quot;;[.D9];1)))" office:value-type="string" office:string-value="766" calcext:value-type="string">
            <text:p>766</text:p>
          </table:table-cell>
          <table:table-cell office:value-type="string" calcext:value-type="string">
            <text:p>1486763013 766</text:p>
          </table:table-cell>
        </table:table-row>
        <table:table-row table:style-name="ro1">
          <table:table-cell office:value-type="string" calcext:value-type="string">
            <text:p>1486763014 -41.046496815287</text:p>
          </table:table-cell>
          <table:table-cell table:formula="of:=RIGHT([.A10];LEN([.A10])-(FIND(&quot; &quot;;[.A10];1)))" office:value-type="string" office:string-value="-41.046496815287" calcext:value-type="string">
            <text:p>-41.046496815287</text:p>
          </table:table-cell>
          <table:table-cell table:formula="of:=RIGHT([.D10];LEN([.D10])-(FIND(&quot; &quot;;[.D10];1)))" office:value-type="string" office:string-value="1795" calcext:value-type="string">
            <text:p>1795</text:p>
          </table:table-cell>
          <table:table-cell office:value-type="string" calcext:value-type="string">
            <text:p>1486763014 1795</text:p>
          </table:table-cell>
        </table:table-row>
        <table:table-row table:style-name="ro1">
          <table:table-cell office:value-type="string" calcext:value-type="string">
            <text:p>1486763015 -40.796261682243</text:p>
          </table:table-cell>
          <table:table-cell table:formula="of:=RIGHT([.A11];LEN([.A11])-(FIND(&quot; &quot;;[.A11];1)))" office:value-type="string" office:string-value="-40.796261682243" calcext:value-type="string">
            <text:p>-40.796261682243</text:p>
          </table:table-cell>
          <table:table-cell table:formula="of:=RIGHT([.D11];LEN([.D11])-(FIND(&quot; &quot;;[.D11];1)))" office:value-type="string" office:string-value="1459" calcext:value-type="string">
            <text:p>1459</text:p>
          </table:table-cell>
          <table:table-cell office:value-type="string" calcext:value-type="string">
            <text:p>1486763015 145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1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6763140 -45.166429587482</text:p>
          </table:table-cell>
          <table:table-cell table:formula="of:=RIGHT([.A15];LEN([.A15])-(FIND(&quot; &quot;;[.A15];1)))" office:value-type="string" office:string-value="-45.166429587482" calcext:value-type="string">
            <text:p>-45.166429587482</text:p>
          </table:table-cell>
          <table:table-cell table:formula="of:=RIGHT([.D15];LEN([.D15])-(FIND(&quot; &quot;;[.D15];1)))" office:value-type="string" office:string-value="1056" calcext:value-type="string">
            <text:p>1056</text:p>
          </table:table-cell>
          <table:table-cell office:value-type="string" calcext:value-type="string">
            <text:p>1486763140 1056</text:p>
          </table:table-cell>
        </table:table-row>
        <table:table-row table:style-name="ro1">
          <table:table-cell office:value-type="string" calcext:value-type="string">
            <text:p>1486763141 -45.730637161389</text:p>
          </table:table-cell>
          <table:table-cell table:formula="of:=RIGHT([.A16];LEN([.A16])-(FIND(&quot; &quot;;[.A16];1)))" office:value-type="string" office:string-value="-45.730637161389" calcext:value-type="string">
            <text:p>-45.730637161389</text:p>
          </table:table-cell>
          <table:table-cell table:formula="of:=RIGHT([.D16];LEN([.D16])-(FIND(&quot; &quot;;[.D16];1)))" office:value-type="string" office:string-value="887" calcext:value-type="string">
            <text:p>887</text:p>
          </table:table-cell>
          <table:table-cell office:value-type="string" calcext:value-type="string">
            <text:p>1486763141 887</text:p>
          </table:table-cell>
        </table:table-row>
        <table:table-row table:style-name="ro1">
          <table:table-cell office:value-type="string" calcext:value-type="string">
            <text:p>1486763142 -45.647840531561</text:p>
          </table:table-cell>
          <table:table-cell table:formula="of:=RIGHT([.A17];LEN([.A17])-(FIND(&quot; &quot;;[.A17];1)))" office:value-type="string" office:string-value="-45.647840531561" calcext:value-type="string">
            <text:p>-45.647840531561</text:p>
          </table:table-cell>
          <table:table-cell table:formula="of:=RIGHT([.D17];LEN([.D17])-(FIND(&quot; &quot;;[.D17];1)))" office:value-type="string" office:string-value="380" calcext:value-type="string">
            <text:p>380</text:p>
          </table:table-cell>
          <table:table-cell office:value-type="string" calcext:value-type="string">
            <text:p>1486763142 380</text:p>
          </table:table-cell>
        </table:table-row>
        <table:table-row table:style-name="ro1">
          <table:table-cell office:value-type="string" calcext:value-type="string">
            <text:p>1486763143 -39.050830227042</text:p>
          </table:table-cell>
          <table:table-cell table:formula="of:=RIGHT([.A18];LEN([.A18])-(FIND(&quot; &quot;;[.A18];1)))" office:value-type="string" office:string-value="-39.050830227042" calcext:value-type="string">
            <text:p>-39.050830227042</text:p>
          </table:table-cell>
          <table:table-cell table:formula="of:=RIGHT([.D18];LEN([.D18])-(FIND(&quot; &quot;;[.D18];1)))" office:value-type="string" office:string-value="191" calcext:value-type="string">
            <text:p>191</text:p>
          </table:table-cell>
          <table:table-cell office:value-type="string" calcext:value-type="string">
            <text:p>1486763143 191</text:p>
          </table:table-cell>
        </table:table-row>
        <table:table-row table:style-name="ro1">
          <table:table-cell office:value-type="string" calcext:value-type="string">
            <text:p>1486763144 -41.970906068163</text:p>
          </table:table-cell>
          <table:table-cell table:formula="of:=RIGHT([.A19];LEN([.A19])-(FIND(&quot; &quot;;[.A19];1)))" office:value-type="string" office:string-value="-41.970906068163" calcext:value-type="string">
            <text:p>-41.970906068163</text:p>
          </table:table-cell>
          <table:table-cell table:formula="of:=RIGHT([.D19];LEN([.D19])-(FIND(&quot; &quot;;[.D19];1)))" office:value-type="string" office:string-value="811" calcext:value-type="string">
            <text:p>811</text:p>
          </table:table-cell>
          <table:table-cell office:value-type="string" calcext:value-type="string">
            <text:p>1486763144 811</text:p>
          </table:table-cell>
        </table:table-row>
        <table:table-row table:style-name="ro1">
          <table:table-cell office:value-type="string" calcext:value-type="string">
            <text:p>1486763145 -37.304563492063</text:p>
          </table:table-cell>
          <table:table-cell table:formula="of:=RIGHT([.A20];LEN([.A20])-(FIND(&quot; &quot;;[.A20];1)))" office:value-type="string" office:string-value="-37.304563492063" calcext:value-type="string">
            <text:p>-37.304563492063</text:p>
          </table:table-cell>
          <table:table-cell table:formula="of:=RIGHT([.D20];LEN([.D20])-(FIND(&quot; &quot;;[.D20];1)))" office:value-type="string" office:string-value="363" calcext:value-type="string">
            <text:p>363</text:p>
          </table:table-cell>
          <table:table-cell office:value-type="string" calcext:value-type="string">
            <text:p>1486763145 363</text:p>
          </table:table-cell>
        </table:table-row>
        <table:table-row table:style-name="ro1">
          <table:table-cell office:value-type="string" calcext:value-type="string">
            <text:p>1486763146 -35.553459119497</text:p>
          </table:table-cell>
          <table:table-cell table:formula="of:=RIGHT([.A21];LEN([.A21])-(FIND(&quot; &quot;;[.A21];1)))" office:value-type="string" office:string-value="-35.553459119497" calcext:value-type="string">
            <text:p>-35.553459119497</text:p>
          </table:table-cell>
          <table:table-cell table:formula="of:=RIGHT([.D21];LEN([.D21])-(FIND(&quot; &quot;;[.D21];1)))" office:value-type="string" office:string-value="889" calcext:value-type="string">
            <text:p>889</text:p>
          </table:table-cell>
          <table:table-cell office:value-type="string" calcext:value-type="string">
            <text:p>1486763146 889</text:p>
          </table:table-cell>
        </table:table-row>
        <table:table-row table:style-name="ro1">
          <table:table-cell office:value-type="string" calcext:value-type="string">
            <text:p>1486763147 -34.39044072005</text:p>
          </table:table-cell>
          <table:table-cell table:formula="of:=RIGHT([.A22];LEN([.A22])-(FIND(&quot; &quot;;[.A22];1)))" office:value-type="string" office:string-value="-34.39044072005" calcext:value-type="string">
            <text:p>-34.39044072005</text:p>
          </table:table-cell>
          <table:table-cell table:formula="of:=RIGHT([.D22];LEN([.D22])-(FIND(&quot; &quot;;[.D22];1)))" office:value-type="string" office:string-value="487" calcext:value-type="string">
            <text:p>487</text:p>
          </table:table-cell>
          <table:table-cell office:value-type="string" calcext:value-type="string">
            <text:p>1486763147 487</text:p>
          </table:table-cell>
        </table:table-row>
        <table:table-row table:style-name="ro1">
          <table:table-cell office:value-type="string" calcext:value-type="string">
            <text:p>1486763148 -36.15083251714</text:p>
          </table:table-cell>
          <table:table-cell table:formula="of:=RIGHT([.A23];LEN([.A23])-(FIND(&quot; &quot;;[.A23];1)))" office:value-type="string" office:string-value="-36.15083251714" calcext:value-type="string">
            <text:p>-36.15083251714</text:p>
          </table:table-cell>
          <table:table-cell table:formula="of:=RIGHT([.D23];LEN([.D23])-(FIND(&quot; &quot;;[.D23];1)))" office:value-type="string" office:string-value="305" calcext:value-type="string">
            <text:p>305</text:p>
          </table:table-cell>
          <table:table-cell office:value-type="string" calcext:value-type="string">
            <text:p>1486763148 305</text:p>
          </table:table-cell>
        </table:table-row>
        <table:table-row table:style-name="ro1">
          <table:table-cell office:value-type="string" calcext:value-type="string">
            <text:p>1486763149 -37.427983539095</text:p>
          </table:table-cell>
          <table:table-cell table:formula="of:=RIGHT([.A24];LEN([.A24])-(FIND(&quot; &quot;;[.A24];1)))" office:value-type="string" office:string-value="-37.427983539095" calcext:value-type="string">
            <text:p>-37.427983539095</text:p>
          </table:table-cell>
          <table:table-cell table:formula="of:=RIGHT([.D24];LEN([.D24])-(FIND(&quot; &quot;;[.D24];1)))" office:value-type="string" office:string-value="368" calcext:value-type="string">
            <text:p>368</text:p>
          </table:table-cell>
          <table:table-cell office:value-type="string" calcext:value-type="string">
            <text:p>1486763149 36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2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6763236 -52.158437730287</text:p>
          </table:table-cell>
          <table:table-cell table:formula="of:=RIGHT([.A28];LEN([.A28])-(FIND(&quot; &quot;;[.A28];1)))" office:value-type="string" office:string-value="-52.158437730287" calcext:value-type="string">
            <text:p>-52.158437730287</text:p>
          </table:table-cell>
          <table:table-cell table:formula="of:=RIGHT([.D28];LEN([.D28])-(FIND(&quot; &quot;;[.D28];1)))" office:value-type="string" office:string-value="185" calcext:value-type="string">
            <text:p>185</text:p>
          </table:table-cell>
          <table:table-cell office:value-type="string" calcext:value-type="string">
            <text:p>1486763236 185</text:p>
          </table:table-cell>
        </table:table-row>
        <table:table-row table:style-name="ro1">
          <table:table-cell office:value-type="string" calcext:value-type="string">
            <text:p>1486763237 -54.167923235093</text:p>
          </table:table-cell>
          <table:table-cell table:formula="of:=RIGHT([.A29];LEN([.A29])-(FIND(&quot; &quot;;[.A29];1)))" office:value-type="string" office:string-value="-54.167923235093" calcext:value-type="string">
            <text:p>-54.167923235093</text:p>
          </table:table-cell>
          <table:table-cell table:formula="of:=RIGHT([.D29];LEN([.D29])-(FIND(&quot; &quot;;[.D29];1)))" office:value-type="string" office:string-value="231" calcext:value-type="string">
            <text:p>231</text:p>
          </table:table-cell>
          <table:table-cell office:value-type="string" calcext:value-type="string">
            <text:p>1486763237 231</text:p>
          </table:table-cell>
        </table:table-row>
        <table:table-row table:style-name="ro1">
          <table:table-cell office:value-type="string" calcext:value-type="string">
            <text:p>1486763238 -55.667005420054</text:p>
          </table:table-cell>
          <table:table-cell table:formula="of:=RIGHT([.A30];LEN([.A30])-(FIND(&quot; &quot;;[.A30];1)))" office:value-type="string" office:string-value="-55.667005420054" calcext:value-type="string">
            <text:p>-55.667005420054</text:p>
          </table:table-cell>
          <table:table-cell table:formula="of:=RIGHT([.D30];LEN([.D30])-(FIND(&quot; &quot;;[.D30];1)))" office:value-type="string" office:string-value="123" calcext:value-type="string">
            <text:p>123</text:p>
          </table:table-cell>
          <table:table-cell office:value-type="string" calcext:value-type="string">
            <text:p>1486763238 123</text:p>
          </table:table-cell>
        </table:table-row>
        <table:table-row table:style-name="ro1">
          <table:table-cell office:value-type="string" calcext:value-type="string">
            <text:p>1486763239 -53.02456286428</text:p>
          </table:table-cell>
          <table:table-cell table:formula="of:=RIGHT([.A31];LEN([.A31])-(FIND(&quot; &quot;;[.A31];1)))" office:value-type="string" office:string-value="-53.02456286428" calcext:value-type="string">
            <text:p>-53.02456286428</text:p>
          </table:table-cell>
          <table:table-cell table:formula="of:=RIGHT([.D31];LEN([.D31])-(FIND(&quot; &quot;;[.D31];1)))" office:value-type="string" office:string-value="167" calcext:value-type="string">
            <text:p>167</text:p>
          </table:table-cell>
          <table:table-cell office:value-type="string" calcext:value-type="string">
            <text:p>1486763239 167</text:p>
          </table:table-cell>
        </table:table-row>
        <table:table-row table:style-name="ro1">
          <table:table-cell office:value-type="string" calcext:value-type="string">
            <text:p>1486763240 -52.219391733819</text:p>
          </table:table-cell>
          <table:table-cell table:formula="of:=RIGHT([.A32];LEN([.A32])-(FIND(&quot; &quot;;[.A32];1)))" office:value-type="string" office:string-value="-52.219391733819" calcext:value-type="string">
            <text:p>-52.219391733819</text:p>
          </table:table-cell>
          <table:table-cell table:formula="of:=RIGHT([.D32];LEN([.D32])-(FIND(&quot; &quot;;[.D32];1)))" office:value-type="string" office:string-value="142" calcext:value-type="string">
            <text:p>142</text:p>
          </table:table-cell>
          <table:table-cell office:value-type="string" calcext:value-type="string">
            <text:p>1486763240 142</text:p>
          </table:table-cell>
        </table:table-row>
        <table:table-row table:style-name="ro1">
          <table:table-cell office:value-type="string" calcext:value-type="string">
            <text:p>1486763241 -54.976443264764</text:p>
          </table:table-cell>
          <table:table-cell table:formula="of:=RIGHT([.A33];LEN([.A33])-(FIND(&quot; &quot;;[.A33];1)))" office:value-type="string" office:string-value="-54.976443264764" calcext:value-type="string">
            <text:p>-54.976443264764</text:p>
          </table:table-cell>
          <table:table-cell table:formula="of:=RIGHT([.D33];LEN([.D33])-(FIND(&quot; &quot;;[.D33];1)))" office:value-type="string" office:string-value="146" calcext:value-type="string">
            <text:p>146</text:p>
          </table:table-cell>
          <table:table-cell office:value-type="string" calcext:value-type="string">
            <text:p>1486763241 146</text:p>
          </table:table-cell>
        </table:table-row>
        <table:table-row table:style-name="ro1">
          <table:table-cell office:value-type="string" calcext:value-type="string">
            <text:p>1486763242 -54.146733111849</text:p>
          </table:table-cell>
          <table:table-cell table:formula="of:=RIGHT([.A34];LEN([.A34])-(FIND(&quot; &quot;;[.A34];1)))" office:value-type="string" office:string-value="-54.146733111849" calcext:value-type="string">
            <text:p>-54.146733111849</text:p>
          </table:table-cell>
          <table:table-cell table:formula="of:=RIGHT([.D34];LEN([.D34])-(FIND(&quot; &quot;;[.D34];1)))" office:value-type="string" office:string-value="210" calcext:value-type="string">
            <text:p>210</text:p>
          </table:table-cell>
          <table:table-cell office:value-type="string" calcext:value-type="string">
            <text:p>1486763242 210</text:p>
          </table:table-cell>
        </table:table-row>
        <table:table-row table:style-name="ro1">
          <table:table-cell office:value-type="string" calcext:value-type="string">
            <text:p>1486763243 -50.782555282555</text:p>
          </table:table-cell>
          <table:table-cell table:formula="of:=RIGHT([.A35];LEN([.A35])-(FIND(&quot; &quot;;[.A35];1)))" office:value-type="string" office:string-value="-50.782555282555" calcext:value-type="string">
            <text:p>-50.782555282555</text:p>
          </table:table-cell>
          <table:table-cell table:formula="of:=RIGHT([.D35];LEN([.D35])-(FIND(&quot; &quot;;[.D35];1)))" office:value-type="string" office:string-value="282" calcext:value-type="string">
            <text:p>282</text:p>
          </table:table-cell>
          <table:table-cell office:value-type="string" calcext:value-type="string">
            <text:p>1486763243 282</text:p>
          </table:table-cell>
        </table:table-row>
        <table:table-row table:style-name="ro1">
          <table:table-cell office:value-type="string" calcext:value-type="string">
            <text:p>1486763244 -57.110808973487</text:p>
          </table:table-cell>
          <table:table-cell table:formula="of:=RIGHT([.A36];LEN([.A36])-(FIND(&quot; &quot;;[.A36];1)))" office:value-type="string" office:string-value="-57.110808973487" calcext:value-type="string">
            <text:p>-57.110808973487</text:p>
          </table:table-cell>
          <table:table-cell table:formula="of:=RIGHT([.D36];LEN([.D36])-(FIND(&quot; &quot;;[.D36];1)))" office:value-type="string" office:string-value="152" calcext:value-type="string">
            <text:p>152</text:p>
          </table:table-cell>
          <table:table-cell office:value-type="string" calcext:value-type="string">
            <text:p>1486763244 152</text:p>
          </table:table-cell>
        </table:table-row>
        <table:table-row table:style-name="ro1">
          <table:table-cell office:value-type="string" calcext:value-type="string">
            <text:p>1486763245 -50.800431499461</text:p>
          </table:table-cell>
          <table:table-cell table:formula="of:=RIGHT([.A37];LEN([.A37])-(FIND(&quot; &quot;;[.A37];1)))" office:value-type="string" office:string-value="-50.800431499461" calcext:value-type="string">
            <text:p>-50.800431499461</text:p>
          </table:table-cell>
          <table:table-cell table:formula="of:=RIGHT([.D37];LEN([.D37])-(FIND(&quot; &quot;;[.D37];1)))" office:value-type="string" office:string-value="94" calcext:value-type="string">
            <text:p>94</text:p>
          </table:table-cell>
          <table:table-cell office:value-type="string" calcext:value-type="string">
            <text:p>1486763245 9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6763360 -46.48971722365</text:p>
          </table:table-cell>
          <table:table-cell table:formula="of:=RIGHT([.A40];LEN([.A40])-(FIND(&quot; &quot;;[.A40];1)))" office:value-type="string" office:string-value="-46.48971722365" calcext:value-type="string">
            <text:p>-46.48971722365</text:p>
          </table:table-cell>
          <table:table-cell table:formula="of:=RIGHT([.D40];LEN([.D40])-(FIND(&quot; &quot;;[.D40];1)))" office:value-type="string" office:string-value="75" calcext:value-type="string">
            <text:p>75</text:p>
          </table:table-cell>
          <table:table-cell office:value-type="string" calcext:value-type="string">
            <text:p>1486763360 75</text:p>
          </table:table-cell>
        </table:table-row>
        <table:table-row table:style-name="ro1">
          <table:table-cell office:value-type="string" calcext:value-type="string">
            <text:p>1486763361 -47.915422885572</text:p>
          </table:table-cell>
          <table:table-cell table:formula="of:=RIGHT([.A41];LEN([.A41])-(FIND(&quot; &quot;;[.A41];1)))" office:value-type="string" office:string-value="-47.915422885572" calcext:value-type="string">
            <text:p>-47.915422885572</text:p>
          </table:table-cell>
          <table:table-cell table:formula="of:=RIGHT([.D41];LEN([.D41])-(FIND(&quot; &quot;;[.D41];1)))" office:value-type="string" office:string-value="129" calcext:value-type="string">
            <text:p>129</text:p>
          </table:table-cell>
          <table:table-cell office:value-type="string" calcext:value-type="string">
            <text:p>1486763361 129</text:p>
          </table:table-cell>
        </table:table-row>
        <table:table-row table:style-name="ro1">
          <table:table-cell office:value-type="string" calcext:value-type="string">
            <text:p>1486763362 -52.468509984639</text:p>
          </table:table-cell>
          <table:table-cell table:formula="of:=RIGHT([.A42];LEN([.A42])-(FIND(&quot; &quot;;[.A42];1)))" office:value-type="string" office:string-value="-52.468509984639" calcext:value-type="string">
            <text:p>-52.468509984639</text:p>
          </table:table-cell>
          <table:table-cell table:formula="of:=RIGHT([.D42];LEN([.D42])-(FIND(&quot; &quot;;[.D42];1)))" office:value-type="string" office:string-value="72" calcext:value-type="string">
            <text:p>72</text:p>
          </table:table-cell>
          <table:table-cell office:value-type="string" calcext:value-type="string">
            <text:p>1486763362 72</text:p>
          </table:table-cell>
        </table:table-row>
        <table:table-row table:style-name="ro1">
          <table:table-cell office:value-type="string" calcext:value-type="string">
            <text:p>1486763363 -54.680592991914</text:p>
          </table:table-cell>
          <table:table-cell table:formula="of:=RIGHT([.A43];LEN([.A43])-(FIND(&quot; &quot;;[.A43];1)))" office:value-type="string" office:string-value="-54.680592991914" calcext:value-type="string">
            <text:p>-54.680592991914</text:p>
          </table:table-cell>
          <table:table-cell table:formula="of:=RIGHT([.D43];LEN([.D43])-(FIND(&quot; &quot;;[.D43];1)))" office:value-type="string" office:string-value="77" calcext:value-type="string">
            <text:p>77</text:p>
          </table:table-cell>
          <table:table-cell office:value-type="string" calcext:value-type="string">
            <text:p>1486763363 77</text:p>
          </table:table-cell>
        </table:table-row>
        <table:table-row table:style-name="ro1">
          <table:table-cell office:value-type="string" calcext:value-type="string">
            <text:p>1486763364 -57.350630096368</text:p>
          </table:table-cell>
          <table:table-cell table:formula="of:=RIGHT([.A44];LEN([.A44])-(FIND(&quot; &quot;;[.A44];1)))" office:value-type="string" office:string-value="-57.350630096368" calcext:value-type="string">
            <text:p>-57.350630096368</text:p>
          </table:table-cell>
          <table:table-cell table:formula="of:=RIGHT([.D44];LEN([.D44])-(FIND(&quot; &quot;;[.D44];1)))" office:value-type="string" office:string-value="197" calcext:value-type="string">
            <text:p>197</text:p>
          </table:table-cell>
          <table:table-cell office:value-type="string" calcext:value-type="string">
            <text:p>1486763364 197</text:p>
          </table:table-cell>
        </table:table-row>
        <table:table-row table:style-name="ro1">
          <table:table-cell office:value-type="string" calcext:value-type="string">
            <text:p>1486763365 -51.998760842627</text:p>
          </table:table-cell>
          <table:table-cell table:formula="of:=RIGHT([.A45];LEN([.A45])-(FIND(&quot; &quot;;[.A45];1)))" office:value-type="string" office:string-value="-51.998760842627" calcext:value-type="string">
            <text:p>-51.998760842627</text:p>
          </table:table-cell>
          <table:table-cell table:formula="of:=RIGHT([.D45];LEN([.D45])-(FIND(&quot; &quot;;[.D45];1)))" office:value-type="string" office:string-value="90" calcext:value-type="string">
            <text:p>90</text:p>
          </table:table-cell>
          <table:table-cell office:value-type="string" calcext:value-type="string">
            <text:p>1486763365 90</text:p>
          </table:table-cell>
        </table:table-row>
        <table:table-row table:style-name="ro1">
          <table:table-cell office:value-type="string" calcext:value-type="string">
            <text:p>1486763366 -48.967168262654</text:p>
          </table:table-cell>
          <table:table-cell table:formula="of:=RIGHT([.A46];LEN([.A46])-(FIND(&quot; &quot;;[.A46];1)))" office:value-type="string" office:string-value="-48.967168262654" calcext:value-type="string">
            <text:p>-48.967168262654</text:p>
          </table:table-cell>
          <table:table-cell table:formula="of:=RIGHT([.D46];LEN([.D46])-(FIND(&quot; &quot;;[.D46];1)))" office:value-type="string" office:string-value="123" calcext:value-type="string">
            <text:p>123</text:p>
          </table:table-cell>
          <table:table-cell office:value-type="string" calcext:value-type="string">
            <text:p>1486763366 123</text:p>
          </table:table-cell>
        </table:table-row>
        <table:table-row table:style-name="ro1">
          <table:table-cell office:value-type="string" calcext:value-type="string">
            <text:p>1486763367 -45.67066521265</text:p>
          </table:table-cell>
          <table:table-cell table:formula="of:=RIGHT([.A47];LEN([.A47])-(FIND(&quot; &quot;;[.A47];1)))" office:value-type="string" office:string-value="-45.67066521265" calcext:value-type="string">
            <text:p>-45.67066521265</text:p>
          </table:table-cell>
          <table:table-cell table:formula="of:=RIGHT([.D47];LEN([.D47])-(FIND(&quot; &quot;;[.D47];1)))" office:value-type="string" office:string-value="128" calcext:value-type="string">
            <text:p>128</text:p>
          </table:table-cell>
          <table:table-cell office:value-type="string" calcext:value-type="string">
            <text:p>1486763367 128</text:p>
          </table:table-cell>
        </table:table-row>
        <table:table-row table:style-name="ro1">
          <table:table-cell office:value-type="string" calcext:value-type="string">
            <text:p>1486763368 -45.247246022032</text:p>
          </table:table-cell>
          <table:table-cell table:formula="of:=RIGHT([.A48];LEN([.A48])-(FIND(&quot; &quot;;[.A48];1)))" office:value-type="string" office:string-value="-45.247246022032" calcext:value-type="string">
            <text:p>-45.247246022032</text:p>
          </table:table-cell>
          <table:table-cell table:formula="of:=RIGHT([.D48];LEN([.D48])-(FIND(&quot; &quot;;[.D48];1)))" office:value-type="string" office:string-value="119" calcext:value-type="string">
            <text:p>119</text:p>
          </table:table-cell>
          <table:table-cell office:value-type="string" calcext:value-type="string">
            <text:p>1486763368 119</text:p>
          </table:table-cell>
        </table:table-row>
        <table:table-row table:style-name="ro1">
          <table:table-cell office:value-type="string" calcext:value-type="string">
            <text:p>1486763369 -46.916946308725</text:p>
          </table:table-cell>
          <table:table-cell table:formula="of:=RIGHT([.A49];LEN([.A49])-(FIND(&quot; &quot;;[.A49];1)))" office:value-type="string" office:string-value="-46.916946308725" calcext:value-type="string">
            <text:p>-46.916946308725</text:p>
          </table:table-cell>
          <table:table-cell table:formula="of:=RIGHT([.D49];LEN([.D49])-(FIND(&quot; &quot;;[.D49];1)))" office:value-type="string" office:string-value="118" calcext:value-type="string">
            <text:p>118</text:p>
          </table:table-cell>
          <table:table-cell office:value-type="string" calcext:value-type="string">
            <text:p>1486763369 1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6763455 -50.613496932515</text:p>
          </table:table-cell>
          <table:table-cell table:formula="of:=RIGHT([.A52];LEN([.A52])-(FIND(&quot; &quot;;[.A52];1)))" office:value-type="string" office:string-value="-50.613496932515" calcext:value-type="string">
            <text:p>-50.613496932515</text:p>
          </table:table-cell>
          <table:table-cell table:formula="of:=RIGHT([.D52];LEN([.D52])-(FIND(&quot; &quot;;[.D52];1)))" office:value-type="string" office:string-value="120" calcext:value-type="string">
            <text:p>120</text:p>
          </table:table-cell>
          <table:table-cell office:value-type="string" calcext:value-type="string">
            <text:p>1486763908 120</text:p>
          </table:table-cell>
        </table:table-row>
        <table:table-row table:style-name="ro1">
          <table:table-cell office:value-type="string" calcext:value-type="string">
            <text:p>1486763456 -49.896209912536</text:p>
          </table:table-cell>
          <table:table-cell table:formula="of:=RIGHT([.A53];LEN([.A53])-(FIND(&quot; &quot;;[.A53];1)))" office:value-type="string" office:string-value="-49.896209912536" calcext:value-type="string">
            <text:p>-49.896209912536</text:p>
          </table:table-cell>
          <table:table-cell table:formula="of:=RIGHT([.D53];LEN([.D53])-(FIND(&quot; &quot;;[.D53];1)))" office:value-type="string" office:string-value="114" calcext:value-type="string">
            <text:p>114</text:p>
          </table:table-cell>
          <table:table-cell office:value-type="string" calcext:value-type="string">
            <text:p>1486763909 114</text:p>
          </table:table-cell>
        </table:table-row>
        <table:table-row table:style-name="ro1">
          <table:table-cell office:value-type="string" calcext:value-type="string">
            <text:p>1486763457 -51.383638211382</text:p>
          </table:table-cell>
          <table:table-cell table:formula="of:=RIGHT([.A54];LEN([.A54])-(FIND(&quot; &quot;;[.A54];1)))" office:value-type="string" office:string-value="-51.383638211382" calcext:value-type="string">
            <text:p>-51.383638211382</text:p>
          </table:table-cell>
          <table:table-cell table:formula="of:=RIGHT([.D54];LEN([.D54])-(FIND(&quot; &quot;;[.D54];1)))" office:value-type="string" office:string-value="82" calcext:value-type="string">
            <text:p>82</text:p>
          </table:table-cell>
          <table:table-cell office:value-type="string" calcext:value-type="string">
            <text:p>1486763910 82</text:p>
          </table:table-cell>
        </table:table-row>
        <table:table-row table:style-name="ro1">
          <table:table-cell office:value-type="string" calcext:value-type="string">
            <text:p>1486763458 -60.617983367983</text:p>
          </table:table-cell>
          <table:table-cell table:formula="of:=RIGHT([.A55];LEN([.A55])-(FIND(&quot; &quot;;[.A55];1)))" office:value-type="string" office:string-value="-60.617983367983" calcext:value-type="string">
            <text:p>-60.617983367983</text:p>
          </table:table-cell>
          <table:table-cell table:formula="of:=RIGHT([.D55];LEN([.D55])-(FIND(&quot; &quot;;[.D55];1)))" office:value-type="string" office:string-value="84" calcext:value-type="string">
            <text:p>84</text:p>
          </table:table-cell>
          <table:table-cell office:value-type="string" calcext:value-type="string">
            <text:p>1486763911 84</text:p>
          </table:table-cell>
        </table:table-row>
        <table:table-row table:style-name="ro1">
          <table:table-cell office:value-type="string" calcext:value-type="string">
            <text:p>1486763459 -50.065321805956</text:p>
          </table:table-cell>
          <table:table-cell table:formula="of:=RIGHT([.A56];LEN([.A56])-(FIND(&quot; &quot;;[.A56];1)))" office:value-type="string" office:string-value="-50.065321805956" calcext:value-type="string">
            <text:p>-50.065321805956</text:p>
          </table:table-cell>
          <table:table-cell table:formula="of:=RIGHT([.D56];LEN([.D56])-(FIND(&quot; &quot;;[.D56];1)))" office:value-type="string" office:string-value="117" calcext:value-type="string">
            <text:p>117</text:p>
          </table:table-cell>
          <table:table-cell office:value-type="string" calcext:value-type="string">
            <text:p>1486763912 117</text:p>
          </table:table-cell>
        </table:table-row>
        <table:table-row table:style-name="ro1">
          <table:table-cell office:value-type="string" calcext:value-type="string">
            <text:p>1486763460 -54.803760282021</text:p>
          </table:table-cell>
          <table:table-cell table:formula="of:=RIGHT([.A57];LEN([.A57])-(FIND(&quot; &quot;;[.A57];1)))" office:value-type="string" office:string-value="-54.803760282021" calcext:value-type="string">
            <text:p>-54.803760282021</text:p>
          </table:table-cell>
          <table:table-cell table:formula="of:=RIGHT([.D57];LEN([.D57])-(FIND(&quot; &quot;;[.D57];1)))" office:value-type="string" office:string-value="123" calcext:value-type="string">
            <text:p>123</text:p>
          </table:table-cell>
          <table:table-cell office:value-type="string" calcext:value-type="string">
            <text:p>1486763913 123</text:p>
          </table:table-cell>
        </table:table-row>
        <table:table-row table:style-name="ro1">
          <table:table-cell office:value-type="string" calcext:value-type="string">
            <text:p>1486763461 -49.804816223067</text:p>
          </table:table-cell>
          <table:table-cell table:formula="of:=RIGHT([.A58];LEN([.A58])-(FIND(&quot; &quot;;[.A58];1)))" office:value-type="string" office:string-value="-49.804816223067" calcext:value-type="string">
            <text:p>-49.804816223067</text:p>
          </table:table-cell>
          <table:table-cell table:formula="of:=RIGHT([.D58];LEN([.D58])-(FIND(&quot; &quot;;[.D58];1)))" office:value-type="string" office:string-value="96" calcext:value-type="string">
            <text:p>96</text:p>
          </table:table-cell>
          <table:table-cell office:value-type="string" calcext:value-type="string">
            <text:p>1486763914 96</text:p>
          </table:table-cell>
        </table:table-row>
        <table:table-row table:style-name="ro1">
          <table:table-cell office:value-type="string" calcext:value-type="string">
            <text:p>1486763462 -51.297482837529</text:p>
          </table:table-cell>
          <table:table-cell table:formula="of:=RIGHT([.A59];LEN([.A59])-(FIND(&quot; &quot;;[.A59];1)))" office:value-type="string" office:string-value="-51.297482837529" calcext:value-type="string">
            <text:p>-51.297482837529</text:p>
          </table:table-cell>
          <table:table-cell table:formula="of:=RIGHT([.D59];LEN([.D59])-(FIND(&quot; &quot;;[.D59];1)))" office:value-type="string" office:string-value="113" calcext:value-type="string">
            <text:p>113</text:p>
          </table:table-cell>
          <table:table-cell office:value-type="string" calcext:value-type="string">
            <text:p>1486763915 113</text:p>
          </table:table-cell>
        </table:table-row>
        <table:table-row table:style-name="ro1">
          <table:table-cell office:value-type="string" calcext:value-type="string">
            <text:p>1486763463 -57.652868554829</text:p>
          </table:table-cell>
          <table:table-cell table:formula="of:=RIGHT([.A60];LEN([.A60])-(FIND(&quot; &quot;;[.A60];1)))" office:value-type="string" office:string-value="-57.652868554829" calcext:value-type="string">
            <text:p>-57.652868554829</text:p>
          </table:table-cell>
          <table:table-cell table:formula="of:=RIGHT([.D60];LEN([.D60])-(FIND(&quot; &quot;;[.D60];1)))" office:value-type="string" office:string-value="103" calcext:value-type="string">
            <text:p>103</text:p>
          </table:table-cell>
          <table:table-cell office:value-type="string" calcext:value-type="string">
            <text:p>1486763916 103</text:p>
          </table:table-cell>
        </table:table-row>
        <table:table-row table:style-name="ro1">
          <table:table-cell office:value-type="string" calcext:value-type="string">
            <text:p>1486763464 -49.941383352872</text:p>
          </table:table-cell>
          <table:table-cell table:formula="of:=RIGHT([.A61];LEN([.A61])-(FIND(&quot; &quot;;[.A61];1)))" office:value-type="string" office:string-value="-49.941383352872" calcext:value-type="string">
            <text:p>-49.941383352872</text:p>
          </table:table-cell>
          <table:table-cell table:formula="of:=RIGHT([.D61];LEN([.D61])-(FIND(&quot; &quot;;[.D61];1)))" office:value-type="string" office:string-value="93" calcext:value-type="string">
            <text:p>93</text:p>
          </table:table-cell>
          <table:table-cell office:value-type="string" calcext:value-type="string">
            <text:p>1486763917 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7:09:29.944844428</meta:creation-date>
    <dc:date>2017-02-10T17:17:35.017015866</dc:date>
    <meta:editing-duration>PT32M18S</meta:editing-duration>
    <meta:editing-cycles>4</meta:editing-cycles>
    <meta:generator>LibreOffice/5.1.4.2$Linux_X86_64 LibreOffice_project/10m0$Build-2</meta:generator>
    <meta:document-statistic meta:table-count="1" meta:cell-count="207" meta:object-count="0"/>
  </office:meta>
</office:document-meta>
</file>